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quad core, HT, win 7 64 bi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hreads</text:p>
          </table:table-cell>
          <table:table-cell table:style-name="ce1" office:value-type="string">
            <text:p>1 thread samples/s</text:p>
          </table:table-cell>
          <table:table-cell table:style-name="ce1" office:value-type="string">
            <text:p>All threads samples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000">
            <text:p>52000</text:p>
          </table:table-cell>
          <table:table-cell table:formula="of:=[.A2]*[.B2]" office:value-type="float" office:value="52000">
            <text:p>52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500">
            <text:p>37500</text:p>
          </table:table-cell>
          <table:table-cell table:formula="of:=[.A3]*[.B3]" office:value-type="float" office:value="150000">
            <text:p>15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800">
            <text:p>34800</text:p>
          </table:table-cell>
          <table:table-cell table:formula="of:=[.A4]*[.B4]" office:value-type="float" office:value="174000">
            <text:p>174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750">
            <text:p>31750</text:p>
          </table:table-cell>
          <table:table-cell table:formula="of:=[.A5]*[.B5]" office:value-type="float" office:value="190500">
            <text:p>1905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500">
            <text:p>29500</text:p>
          </table:table-cell>
          <table:table-cell table:formula="of:=[.A6]*[.B6]" office:value-type="float" office:value="206500">
            <text:p>2065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50">
            <text:p>26450</text:p>
          </table:table-cell>
          <table:table-cell table:formula="of:=[.A7]*[.B7]" office:value-type="float" office:value="211600">
            <text:p>2116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00">
            <text:p>24000</text:p>
          </table:table-cell>
          <table:table-cell table:formula="of:=[.A8]*[.B8]" office:value-type="float" office:value="216000">
            <text:p>216000</text:p>
          </table:table-cell>
        </table:table-row>
        <table:table-row table:style-name="ro1">
          <table:table-cell>
            <draw:frame table:end-cell-address="'quad core, HT, win 7 64 bit'.G30" table:end-x="0.171cm" table:end-y="0.059cm" draw:z-index="0" draw:style-name="gr1" svg:width="15.999cm" svg:height="8.999cm" svg:x="0.1cm" svg:y="0.101cm">
              <draw:object draw:notify-on-update-of-ranges="'quad core, HT, win 7 64 bit'.A1:'quad core, HT, win 7 64 bit'.A1 'quad core, HT, win 7 64 bit'.A2:'quad core, HT, win 7 64 bit'.A8 'quad core, HT, win 7 64 bit'.B1:'quad core, HT, win 7 64 bit'.B1 'quad core, HT, win 7 64 bit'.B2:'quad core, HT, win 7 64 bit'.B8 'quad core, HT, win 7 64 bit'.C1:'quad core, HT, win 7 64 bit'.C1 'quad core, HT, win 7 64 bit'.C2:'quad core, HT, win 7 64 bit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25.08.2011</text:date>, <text:time>22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Alles</meta:initial-creator>
    <meta:creation-date>2011-08-25T20:42:33.41</meta:creation-date>
    <dc:date>2011-08-25T22:31:19.52</dc:date>
    <dc:creator>Ivan Alles</dc:creator>
    <meta:editing-duration>PT1H48M46S</meta:editing-duration>
    <meta:editing-cycles>3</meta:editing-cycles>
    <meta:generator>OpenOffice.org/3.3$Win32 OpenOffice.org_project/330m20$Build-9567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2cm" svg:y="3.974cm" chart:style-name="ch2"/>
        <chart:plot-area chart:style-name="ch3" table:cell-range-address="'quad core, HT, win 7 64 bit'.A1:'quad core, HT, win 7 64 bit'.C8" chart:data-source-has-labels="both" svg:x="0.77cm" svg:y="0.855cm" svg:width="10.542cm" svg:height="7.545cm">
          <chartooo:coordinate-region svg:x="2.164cm" svg:y="1.058cm" svg:width="9.051cm" svg:height="6.689cm"/>
          <chart:axis chart:dimension="x" chart:name="primary-x" chart:style-name="ch4">
            <chart:categories table:cell-range-address="'quad core, HT, win 7 64 bit'.A2:'quad core, HT, win 7 64 bit'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quad core, HT, win 7 64 bit'.B2:'quad core, HT, win 7 64 bit'.B8" chart:label-cell-address="'quad core, HT, win 7 64 bit'.B1:'quad core, HT, win 7 64 bit'.B1" chart:class="chart:line">
            <chart:data-point chart:repeated="7"/>
          </chart:series>
          <chart:series chart:style-name="ch7" chart:values-cell-range-address="'quad core, HT, win 7 64 bit'.C2:'quad core, HT, win 7 64 bit'.C8" chart:label-cell-address="'quad core, HT, win 7 64 bit'.C1:'quad core, HT, win 7 64 bit'.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 samples/s</text:p>
                <draw:g>
                  <svg:desc>'quad core, HT, win 7 64 bit'.B1:'quad core, HT, win 7 64 bit'.B1</svg:desc>
                </draw:g>
              </table:table-cell>
              <table:table-cell office:value-type="string">
                <text:p>All threads samples/s</text:p>
                <draw:g>
                  <svg:desc>'quad core, HT, win 7 64 bit'.C1:'quad core, HT, win 7 64 bi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quad core, HT, win 7 64 bit'.A2:'quad core, HT, win 7 64 bit'.A8</svg:desc>
                </draw:g>
              </table:table-cell>
              <table:table-cell office:value-type="float" office:value="52000">
                <text:p>52000</text:p>
                <draw:g>
                  <svg:desc>'quad core, HT, win 7 64 bit'.B2:'quad core, HT, win 7 64 bit'.B8</svg:desc>
                </draw:g>
              </table:table-cell>
              <table:table-cell office:value-type="float" office:value="52000">
                <text:p>52000</text:p>
                <draw:g>
                  <svg:desc>'quad core, HT, win 7 64 bit'.C2:'quad core, HT, win 7 64 bit'.C8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00">
                <text:p>34800</text:p>
              </table:table-cell>
              <table:table-cell office:value-type="float" office:value="174000">
                <text:p>17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750">
                <text:p>31750</text:p>
              </table:table-cell>
              <table:table-cell office:value-type="float" office:value="190500">
                <text:p>190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00">
                <text:p>29500</text:p>
              </table:table-cell>
              <table:table-cell office:value-type="float" office:value="206500">
                <text:p>206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50">
                <text:p>26450</text:p>
              </table:table-cell>
              <table:table-cell office:value-type="float" office:value="211600">
                <text:p>21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0">
                <text:p>24000</text:p>
              </table:table-cell>
              <table:table-cell office:value-type="float" office:value="216000">
                <text:p>21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